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35ba" officeooo:paragraph-rsid="001df194"/>
    </style:style>
    <style:style style:name="P2" style:family="paragraph" style:parent-style-name="Standard">
      <style:text-properties officeooo:rsid="001135ba" officeooo:paragraph-rsid="001f8488"/>
    </style:style>
    <style:style style:name="P3" style:family="paragraph" style:parent-style-name="Standard">
      <style:text-properties officeooo:rsid="001135ba" officeooo:paragraph-rsid="00227675"/>
    </style:style>
    <style:style style:name="P4" style:family="paragraph" style:parent-style-name="Standard">
      <style:text-properties officeooo:rsid="001df194" officeooo:paragraph-rsid="001df194"/>
    </style:style>
    <style:style style:name="P5" style:family="paragraph" style:parent-style-name="Standard">
      <style:text-properties officeooo:rsid="000b4f20" officeooo:paragraph-rsid="0021edfc"/>
    </style:style>
    <style:style style:name="P6" style:family="paragraph" style:parent-style-name="Standard">
      <style:text-properties fo:font-style="normal" officeooo:rsid="000fe7d4" officeooo:paragraph-rsid="00227675" style:font-style-asian="normal" style:font-style-complex="normal"/>
    </style:style>
    <style:style style:name="P7" style:family="paragraph" style:parent-style-name="Standard">
      <style:text-properties officeooo:rsid="001135ba" officeooo:paragraph-rsid="001df194"/>
    </style:style>
    <style:style style:name="P8" style:family="paragraph" style:parent-style-name="Standard">
      <style:text-properties officeooo:rsid="001135ba" officeooo:paragraph-rsid="00227675"/>
    </style:style>
    <style:style style:name="P9" style:family="paragraph" style:parent-style-name="Standard">
      <style:text-properties officeooo:rsid="001135ba" officeooo:paragraph-rsid="00271d63"/>
    </style:style>
    <style:style style:name="P10" style:family="paragraph" style:parent-style-name="Standard">
      <style:text-properties officeooo:rsid="001135ba" officeooo:paragraph-rsid="0021196c"/>
    </style:style>
    <style:style style:name="P11" style:family="paragraph" style:parent-style-name="Standard">
      <style:text-properties officeooo:rsid="001135ba" officeooo:paragraph-rsid="002a5894"/>
    </style:style>
    <style:style style:name="P12" style:family="paragraph" style:parent-style-name="Standard">
      <style:text-properties officeooo:rsid="001135ba" officeooo:paragraph-rsid="002c0be0"/>
    </style:style>
    <style:style style:name="P13" style:family="paragraph" style:parent-style-name="Standard">
      <style:text-properties officeooo:rsid="001135ba" officeooo:paragraph-rsid="00315395"/>
    </style:style>
    <style:style style:name="P14" style:family="paragraph" style:parent-style-name="Standard">
      <style:text-properties officeooo:rsid="0025ee64" officeooo:paragraph-rsid="0025ee64"/>
    </style:style>
    <style:style style:name="P15" style:family="paragraph" style:parent-style-name="Standard">
      <style:text-properties officeooo:rsid="000b4f20" officeooo:paragraph-rsid="00271d63"/>
    </style:style>
    <style:style style:name="P16" style:family="paragraph" style:parent-style-name="Standard">
      <style:text-properties officeooo:rsid="000cc7b3" officeooo:paragraph-rsid="0021196c"/>
    </style:style>
    <style:style style:name="P17" style:family="paragraph" style:parent-style-name="Standard">
      <style:text-properties officeooo:rsid="000cc7b3" officeooo:paragraph-rsid="00271d63"/>
    </style:style>
    <style:style style:name="P18" style:family="paragraph" style:parent-style-name="Standard">
      <style:text-properties officeooo:rsid="002a5894" officeooo:paragraph-rsid="002a5894"/>
    </style:style>
    <style:style style:name="P19" style:family="paragraph" style:parent-style-name="Standard">
      <style:text-properties officeooo:rsid="002a5894" officeooo:paragraph-rsid="002c0be0"/>
    </style:style>
    <style:style style:name="P20" style:family="paragraph" style:parent-style-name="Standard">
      <style:text-properties officeooo:rsid="002a5894" officeooo:paragraph-rsid="002df7bc"/>
    </style:style>
    <style:style style:name="P21" style:family="paragraph" style:parent-style-name="Standard">
      <style:text-properties officeooo:rsid="002a5894" officeooo:paragraph-rsid="00315395"/>
    </style:style>
    <style:style style:name="P22" style:family="paragraph" style:parent-style-name="Standard">
      <style:text-properties officeooo:rsid="002a5894" officeooo:paragraph-rsid="00320beb"/>
    </style:style>
    <style:style style:name="P23" style:family="paragraph" style:parent-style-name="Standard">
      <style:text-properties officeooo:paragraph-rsid="002c0be0"/>
    </style:style>
    <style:style style:name="P24" style:family="paragraph" style:parent-style-name="Standard">
      <style:text-properties officeooo:paragraph-rsid="002fb02f"/>
    </style:style>
    <style:style style:name="P25" style:family="paragraph" style:parent-style-name="Standard">
      <style:text-properties officeooo:paragraph-rsid="00315395"/>
    </style:style>
    <style:style style:name="T1" style:family="text">
      <style:text-properties officeooo:rsid="001336bd"/>
    </style:style>
    <style:style style:name="T2" style:family="text">
      <style:text-properties officeooo:rsid="0011d4a6"/>
    </style:style>
    <style:style style:name="T3" style:family="text">
      <style:text-properties officeooo:rsid="001df194"/>
    </style:style>
    <style:style style:name="T4" style:family="text">
      <style:text-properties officeooo:rsid="000b4f20"/>
    </style:style>
    <style:style style:name="T5" style:family="text">
      <style:text-properties officeooo:rsid="000d07a3"/>
    </style:style>
    <style:style style:name="T6" style:family="text">
      <style:text-properties officeooo:rsid="001f8488"/>
    </style:style>
    <style:style style:name="T7" style:family="text">
      <style:text-properties officeooo:rsid="000cb1ac"/>
    </style:style>
    <style:style style:name="T8" style:family="text">
      <style:text-properties officeooo:rsid="000cc7b3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0fe7d4" style:font-style-asian="normal" style:font-style-complex="normal"/>
    </style:style>
    <style:style style:name="T11" style:family="text">
      <style:text-properties fo:font-style="normal" officeooo:rsid="0028e7a5" style:font-style-asian="normal" style:font-style-complex="normal"/>
    </style:style>
    <style:style style:name="T12" style:family="text">
      <style:text-properties fo:font-style="normal" officeooo:rsid="002c0be0" style:font-style-asian="normal" style:font-style-complex="normal"/>
    </style:style>
    <style:style style:name="T13" style:family="text">
      <style:text-properties fo:font-style="normal" officeooo:rsid="002df7bc" style:font-style-asian="normal" style:font-style-complex="normal"/>
    </style:style>
    <style:style style:name="T14" style:family="text">
      <style:text-properties fo:font-style="normal" officeooo:rsid="000cc7b3" style:font-style-asian="normal" style:font-style-complex="normal"/>
    </style:style>
    <style:style style:name="T15" style:family="text">
      <style:text-properties fo:font-style="normal" officeooo:rsid="002fb02f" style:font-style-asian="normal" style:font-style-complex="normal"/>
    </style:style>
    <style:style style:name="T16" style:family="text">
      <style:text-properties fo:font-style="normal" officeooo:rsid="00315395" style:font-style-asian="normal" style:font-style-complex="normal"/>
    </style:style>
    <style:style style:name="T17" style:family="text">
      <style:text-properties fo:font-style="normal" officeooo:rsid="00320beb" style:font-style-asian="normal" style:font-style-complex="normal"/>
    </style:style>
    <style:style style:name="T18" style:family="text">
      <style:text-properties officeooo:rsid="000fe7d4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0fe7d4" style:font-style-asian="italic" style:font-style-complex="italic"/>
    </style:style>
    <style:style style:name="T21" style:family="text">
      <style:text-properties officeooo:rsid="0025ee64"/>
    </style:style>
    <style:style style:name="T22" style:family="text">
      <style:text-properties officeooo:rsid="0026eeb2"/>
    </style:style>
    <style:style style:name="T23" style:family="text">
      <style:text-properties officeooo:rsid="002a5894"/>
    </style:style>
    <style:style style:name="T24" style:family="text">
      <style:text-properties officeooo:rsid="002df7bc"/>
    </style:style>
    <style:style style:name="T25" style:family="text">
      <style:text-properties officeooo:rsid="002fb02f"/>
    </style:style>
    <style:style style:name="T26" style:family="text">
      <style:text-properties officeooo:rsid="00320be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GKT</text:p>
      <text:p text:style-name="P4"><text:tab/>/system reset-configuration</text:p>
      <text:p text:style-name="P1"/>
      <text:p text:style-name="P14">RC: (Ligado na porta 23)</text:p>
      <text:p text:style-name="P14"><text:tab/></text:p>
      <text:p text:style-name="P1"/>
      <text:p text:style-name="P1">Tux2: (Ligado no switch na porta 7)</text:p>
      <text:p text:style-name="P1"><text:tab/> ifconfig eth1 172.16.111.<text:span text:style-name="T1">1</text:span>/24</text:p>
      <text:p text:style-name="P10"><text:tab/><text:span text:style-name="T8">route add -net 172.16.110.0/24 gw 172.16.111.253</text:span></text:p>
      <text:p text:style-name="P11"><text:tab/><text:span text:style-name="T8">route add -net 172.16.1.0/24 gw 172.16.111.25</text:span><text:span text:style-name="T23">4</text:span></text:p>
      <text:p text:style-name="P12"><text:tab/></text:p>
      <text:p text:style-name="P12"><text:span text:style-name="T12"><text:tab/>sysctl net.ipv4.conf.eth1.accept_redirects=0</text:span></text:p>
      <text:p text:style-name="P19"><text:span text:style-name="T12"><text:tab/>sysctl net.ipv4.conf.all.accept_redirects=0</text:span></text:p>
      <text:p text:style-name="P19"><text:span text:style-name="T12"><text:tab/></text:span></text:p>
      <text:p text:style-name="P19"><text:span text:style-name="T12"><text:tab/></text:span><text:span text:style-name="T15">[</text:span></text:p>
      <text:p text:style-name="P23"><text:span text:style-name="T12"><text:tab/></text:span><text:span text:style-name="T13">route del -net 172.16.110.0/24 gw 172.16.111.253 (por netmask a seguir, acho que dá sem)</text:span></text:p>
      <text:p text:style-name="P20"><text:span text:style-name="T13"><text:tab/></text:span><text:span text:style-name="T14">route add -net 172.16.110.0/24 gw 172.16.111.25</text:span><text:span text:style-name="T13">4</text:span></text:p>
      <text:p text:style-name="P20"><text:span text:style-name="T13"/></text:p>
      <text:p text:style-name="P24"><text:span text:style-name="T13"><text:tab/></text:span><text:span text:style-name="T15">r</text:span><text:span text:style-name="T13">oute </text:span><text:span text:style-name="T15">add</text:span><text:span text:style-name="T13"> -net 172.16.110.0/24 gw 172.16.111.253 (por netmask a seguir, acho que dá sem)</text:span></text:p>
      <text:p text:style-name="P24"><text:span text:style-name="T13"><text:tab/></text:span><text:span text:style-name="T14">route </text:span><text:span text:style-name="T15">del</text:span><text:span text:style-name="T14"> -net 172.16.110.0/24 gw 172.16.111.25</text:span><text:span text:style-name="T13">4</text:span></text:p>
      <text:p text:style-name="P1"><text:tab/><text:span text:style-name="T25">]</text:span></text:p>
      <text:p text:style-name="P1"><text:tab/></text:p>
      <text:p text:style-name="P13"><text:tab/><text:span text:style-name="T12">sysctl net.ipv4.conf.eth1.accept_redirects=</text:span><text:span text:style-name="T16">1</text:span></text:p>
      <text:p text:style-name="P21"><text:span text:style-name="T12"><text:tab/>sysctl net.ipv4.conf.all.accept_redirects=</text:span><text:span text:style-name="T16">1</text:span></text:p>
      <text:p text:style-name="P21"><text:span text:style-name="T16"><text:tab/><text:tab/>//Perguntar stor ultima instruct slide 15</text:span></text:p>
      <text:p text:style-name="P25"><text:span text:style-name="T16"><text:tab/><text:tab/>// </text:span><text:span text:style-name="T17">e slide 16</text:span></text:p>
      <text:p text:style-name="P25"><text:span text:style-name="T17"><text:tab/></text:span></text:p>
      <text:p text:style-name="P21"><text:span text:style-name="T16"/></text:p>
      <text:p text:style-name="P1"><text:tab/></text:p>
      <text:p text:style-name="P1">Tux3: (Ligado no switch na porta 14)</text:p>
      <text:p text:style-name="P1"><text:tab/><text:span text:style-name="T2">ifconfig eth1 172.16.110.1/24</text:span></text:p>
      <text:p text:style-name="P16"><text:tab/>route add -net 172.16.111.0/24 gw 172.16.110.254</text:p>
      <text:p text:style-name="P17"><text:tab/>route add -net 172.16.1.0/24 gw 172.16.110.254</text:p>
      <text:p text:style-name="P1"/>
      <text:p text:style-name="P1">Tux4: (Ligado ao switch/router)<text:span text:style-name="T3">(Ligado nas portas 21 </text:span><text:span text:style-name="T6">22</text:span><text:span text:style-name="T3">)</text:span></text:p>
      <text:p text:style-name="P1"><text:tab/><text:span text:style-name="T2">ifconfig eth1 172.16.110.254/24</text:span></text:p>
      <text:p text:style-name="P2"><text:tab/><text:span text:style-name="T4">ifconfig eth2 172.16.111.</text:span><text:span text:style-name="T5">253</text:span><text:span text:style-name="T4">/24</text:span></text:p>
      <text:p text:style-name="P2"><text:tab/>/interface bridge add name=bridge<text:span text:style-name="T3">11</text:span>0</text:p>
      <text:p text:style-name="P1"><text:tab/>/interface bridge add name=bridge<text:span text:style-name="T3">11</text:span>1</text:p>
      <text:p text:style-name="P1"><text:tab/>/interface bridge port remove [find interface=ether2<text:span text:style-name="T3">1</text:span>] <text:s/>(Tux4 ligado na porta 2<text:span text:style-name="T3">1</text:span> do switch)</text:p>
      <text:p text:style-name="P1"><text:tab/>/interface bridge port remove [find interface=ether7] <text:s/>(Tux2 ligado na porta 7 do switch)</text:p>
      <text:p text:style-name="P1"><text:tab/>/interface bridge port remove [find interface=ether14] <text:s/>(Tux3 ligado na porta 14 do switch)</text:p>
      <text:p text:style-name="P1"><text:tab/>/interface bridge port add bridge=bridge<text:span text:style-name="T3">11</text:span>0 interface=ether2<text:span text:style-name="T3">1</text:span></text:p>
      <text:p text:style-name="P1"><text:tab/>/interface bridge port add bridge=bridge<text:span text:style-name="T3">11</text:span>0 interface=ether14</text:p>
      <text:p text:style-name="P1"><text:tab/>/interface bridge port add bridge=bridge<text:span text:style-name="T3">11</text:span>1 interface=ether7</text:p>
      <text:p text:style-name="P2"><text:tab/>sysctl net.ipv4.ip_forward=1</text:p>
      <text:p text:style-name="P2"><text:tab/>sysctl net.ipv4.icmp_echo_ignore_broadcasts=0</text:p>
      <text:p text:style-name="P2"><text:tab/>/<text:span text:style-name="T7">interface bridge port remove [find interface =ether2</text:span><text:span text:style-name="T6">2</text:span><text:span text:style-name="T7">]</text:span></text:p>
      <text:p text:style-name="P2"><text:tab/>/<text:span text:style-name="T7">interface bridge port add bridge=bridge</text:span><text:span text:style-name="T6">11</text:span><text:span text:style-name="T7">1 interface=ether2</text:span><text:span text:style-name="T6">2</text:span></text:p>
      <text:p text:style-name="P3"><text:span text:style-name="T18"><text:tab/>(trocar consola de switch para RC na porta 2</text:span><text:span text:style-name="T22">3</text:span><text:span text:style-name="T18">)</text:span></text:p>
      <text:p text:style-name="P15"><text:span text:style-name="T7"><text:tab/></text:span></text:p>
      <text:p text:style-name="P15"><text:span text:style-name="T7"><text:tab/>/interface bridge port remove [find interface =ether2</text:span><text:span text:style-name="T21">3</text:span><text:span text:style-name="T7">]</text:span></text:p>
      <text:p text:style-name="P9"><text:soft-page-break/><text:tab/>/<text:span text:style-name="T7">interface bridge port add bridge=bridge</text:span><text:span text:style-name="T6">11</text:span><text:span text:style-name="T7">1 interface=ether2</text:span><text:span text:style-name="T21">3</text:span></text:p>
      <text:p text:style-name="P3"><text:tab/><text:span text:style-name="T3">/system reset-configuration</text:span></text:p>
      <text:p text:style-name="P3"><text:tab/>/<text:span text:style-name="T20">ip address add address=172.16.1.111</text:span><text:span text:style-name="T10">/24 interface=ether1</text:span></text:p>
      <text:p text:style-name="P3"><text:span text:style-name="T10"><text:tab/></text:span><text:span text:style-name="T9">/</text:span><text:span text:style-name="T20">ip address add address=172.16.111.254</text:span><text:span text:style-name="T10">/24 interface=ether2</text:span></text:p>
      <text:p text:style-name="P3"><text:span text:style-name="T10"><text:tab/></text:span><text:span text:style-name="T11">route add -net 172.16.1.0/24 gw 172.16.111.254</text:span></text:p>
      <text:p text:style-name="P18"><text:span text:style-name="T11"><text:tab/>/</text:span><text:span text:style-name="T19">ip route add dst-address=172.16.110.0/</text:span><text:span text:style-name="T9">24 gateway=172.16.31.253</text:span></text:p>
      <text:p text:style-name="P18"><text:span text:style-name="T9"/></text:p>
      <text:p text:style-name="P22"><text:span text:style-name="T9"><text:tab/></text:span><text:span text:style-name="T17">[</text:span></text:p>
      <text:p text:style-name="P22"><text:span text:style-name="T17"><text:tab/><text:tab/>/ip firewall nat disable 0</text:span></text:p>
      <text:p text:style-name="P22"><text:span text:style-name="T17"><text:tab/><text:tab/>/ip firewall nat enable 0</text:span></text:p>
      <text:p text:style-name="P22"><text:span text:style-name="T17"><text:tab/>]</text:span></text:p>
      <text:p text:style-name="P18"><text:span text:style-name="T9"><text:tab/></text:span></text:p>
      <text:p text:style-name="P6"><text:tab/></text:p>
      <text:p text:style-name="P5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06T11:14:39.874216817</meta:creation-date>
    <dc:date>2024-12-13T04:32:56.744614739</dc:date>
    <meta:editing-duration>PT2H50M22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" meta:paragraph-count="60" meta:word-count="265" meta:character-count="2230" meta:non-whitespace-character-count="1952"/>
  </office:meta>
</office:document-meta>
</file>